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min-height="1.95cm" fo:min-width="3.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2.2cm" svg:x="2.8cm" svg:y="3.9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7cm" svg:height="2.2cm" svg:x="13.6cm" svg:y="3.9cm">
          <text:p text:style-name="P1">Scen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7cm" svg:height="2.2cm" svg:x="2.8cm" svg:y="3.9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7cm" svg:height="2.2cm" svg:x="2.8cm" svg:y="9.7cm">
          <text:p text:style-name="P1">Physical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7cm" svg:height="2.2cm" svg:x="13.6cm" svg:y="9.7cm">
          <text:p text:style-name="P1">Fram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65cm" svg:y1="9.7cm" svg:x2="4.65cm" svg:y2="6.1cm" draw:start-shape="id1" draw:start-glue-point="0" draw:end-shape="id2" draw:end-glue-point="2" svg:d="M4650 9700v-3600" svg:viewBox="0 0 1 3601">
          <text:p/>
        </draw:connector>
        <draw:connector draw:style-name="gr2" draw:text-style-name="P1" draw:layer="layout" svg:x1="6.5cm" svg:y1="10.8cm" svg:x2="13.6cm" svg:y2="10.8cm" draw:start-shape="id1" draw:start-glue-point="1" draw:end-shape="id3" draw:end-glue-point="3" svg:d="M6500 10800h7100" svg:viewBox="0 0 7101 1">
          <text:p/>
        </draw:connector>
        <draw:connector draw:style-name="gr2" draw:text-style-name="P1" draw:layer="layout" svg:x1="15.45cm" svg:y1="9.7cm" svg:x2="15.45cm" svg:y2="6.1cm" draw:start-shape="id3" draw:start-glue-point="0" draw:end-shape="id4" draw:end-glue-point="2" svg:d="M15450 9700v-3600" svg:viewBox="0 0 1 3601">
          <text:p/>
        </draw:connector>
        <draw:connector draw:style-name="gr2" draw:text-style-name="P1" draw:layer="layout" svg:x1="6.5cm" svg:y1="5cm" svg:x2="13.6cm" svg:y2="5cm" draw:start-shape="id2" draw:start-glue-point="1" draw:end-shape="id4" draw:end-glue-point="3" svg:d="M6500 5000h7100" svg:viewBox="0 0 7101 1">
          <text:p/>
        </draw:connector>
        <draw:line draw:style-name="gr3" draw:text-style-name="P1" draw:layer="layout" svg:x1="13.6cm" svg:y1="9.7cm" svg:x2="6.5cm" svg:y2="6.1cm">
          <text:p/>
        </draw:line>
        <draw:line draw:style-name="gr4" draw:text-style-name="P1" draw:layer="layout" svg:x1="13.6cm" svg:y1="6.1cm" svg:x2="6.4cm" svg:y2="9.8cm">
          <text:p/>
        </draw:line>
        <draw:line draw:style-name="gr3" draw:text-style-name="P1" draw:layer="layout" svg:x1="7.5cm" svg:y1="9.3cm" svg:x2="6.5cm" svg:y2="10.4cm">
          <text:p/>
        </draw:line>
        <draw:line draw:style-name="gr3" draw:text-style-name="P1" draw:layer="layout" svg:x1="7.4cm" svg:y1="9.2cm" svg:x2="5.7cm" svg:y2="9.7cm">
          <text:p/>
        </draw:line>
        <draw:line draw:style-name="gr3" draw:text-style-name="P1" draw:layer="layout" svg:x1="7.2cm" svg:y1="10.8cm" svg:x2="6.5cm" svg:y2="11.4cm">
          <text:p/>
        </draw:line>
        <draw:line draw:style-name="gr3" draw:text-style-name="P1" draw:layer="layout" svg:x1="7.3cm" svg:y1="10.8cm" svg:x2="6.5cm" svg:y2="10.3cm">
          <text:p/>
        </draw:line>
        <draw:line draw:style-name="gr3" draw:text-style-name="P1" draw:layer="layout" svg:x1="7.4cm" svg:y1="5cm" svg:x2="6.5cm" svg:y2="5.6cm">
          <text:p/>
        </draw:line>
        <draw:line draw:style-name="gr3" draw:text-style-name="P1" draw:layer="layout" svg:x1="7.5cm" svg:y1="5cm" svg:x2="6.5cm" svg:y2="4.4cm">
          <text:p/>
        </draw:line>
        <draw:line draw:style-name="gr3" draw:text-style-name="P1" draw:layer="layout" svg:x1="15.4cm" svg:y1="6.9cm" svg:x2="14.6cm" svg:y2="6cm">
          <text:p/>
        </draw:line>
        <draw:line draw:style-name="gr3" draw:text-style-name="P1" draw:layer="layout" svg:x1="15.4cm" svg:y1="7.1cm" svg:x2="16.1cm" svg:y2="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5T11:57:12.356000000</meta:creation-date>
    <dc:date>2015-10-05T12:09:27.299000000</dc:date>
    <meta:editing-duration>PT12M16S</meta:editing-duration>
    <meta:editing-cycles>1</meta:editing-cycles>
    <meta:document-statistic meta:object-count="19"/>
    <meta:generator>LibreOffice/4.3.7.2$Windows_x86 LibreOffice_project/8a35821d8636a03b8bf4e15b48f59794652c68ba</meta:generator>
  </office:meta>
</office:document-meta>
</file>